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37869" officeooo:paragraph-rsid="00137869"/>
    </style:style>
    <style:style style:name="P2" style:family="paragraph" style:parent-style-name="Standard">
      <style:paragraph-properties fo:text-align="center" style:justify-single-word="false"/>
      <style:text-properties officeooo:rsid="00137869" officeooo:paragraph-rsid="00137869"/>
    </style:style>
    <style:style style:name="P3" style:family="paragraph" style:parent-style-name="Standard">
      <style:paragraph-properties fo:text-align="end" style:justify-single-word="false"/>
      <style:text-properties fo:font-size="14pt" officeooo:rsid="00137869" officeooo:paragraph-rsid="00137869" style:font-size-asian="14pt" style:font-size-complex="14pt"/>
    </style:style>
    <style:style style:name="P4" style:family="paragraph" style:parent-style-name="Standard">
      <style:paragraph-properties fo:text-align="center" style:justify-single-word="false"/>
      <style:text-properties fo:font-size="14pt" officeooo:rsid="00137869" officeooo:paragraph-rsid="00137869" style:font-size-asian="14pt" style:font-size-complex="14pt"/>
    </style:style>
    <style:style style:name="P5" style:family="paragraph" style:parent-style-name="Standard">
      <style:paragraph-properties fo:text-align="justify" style:justify-single-word="false"/>
      <style:text-properties fo:font-size="14pt" officeooo:rsid="00137869" officeooo:paragraph-rsid="00137869" style:font-size-asian="14pt" style:font-size-complex="14pt"/>
    </style:style>
    <style:style style:name="P6" style:family="paragraph" style:parent-style-name="Standard">
      <style:paragraph-properties fo:text-align="justify" style:justify-single-word="false"/>
      <style:text-properties fo:font-size="14pt" officeooo:rsid="00137869" officeooo:paragraph-rsid="00137869"/>
    </style:style>
    <style:style style:name="P7" style:family="paragraph" style:parent-style-name="Standard">
      <style:paragraph-properties fo:text-align="justify" style:justify-single-word="false"/>
      <style:text-properties fo:font-size="14pt" officeooo:rsid="00144d37" officeooo:paragraph-rsid="00144d37"/>
    </style:style>
    <style:style style:name="P8" style:family="paragraph" style:parent-style-name="Standard">
      <style:paragraph-properties fo:text-align="center" style:justify-single-word="false"/>
      <style:text-properties fo:font-size="14pt" officeooo:rsid="00149476" officeooo:paragraph-rsid="00149476"/>
    </style:style>
    <style:style style:name="P9" style:family="paragraph" style:parent-style-name="Standard">
      <style:paragraph-properties fo:text-align="justify" style:justify-single-word="false"/>
      <style:text-properties fo:font-size="14pt" officeooo:rsid="00149476" officeooo:paragraph-rsid="00149476"/>
    </style:style>
    <style:style style:name="P10" style:family="paragraph" style:parent-style-name="Standard">
      <style:paragraph-properties fo:text-align="justify" style:justify-single-word="false"/>
      <style:text-properties fo:font-size="12pt" officeooo:rsid="00137869" officeooo:paragraph-rsid="00137869"/>
    </style:style>
    <style:style style:name="P11" style:family="paragraph" style:parent-style-name="Standard">
      <style:paragraph-properties fo:text-align="justify" style:justify-single-word="false"/>
      <style:text-properties fo:font-size="12pt" officeooo:rsid="00144d37" officeooo:paragraph-rsid="00144d37"/>
    </style:style>
    <style:style style:name="P12" style:family="paragraph" style:parent-style-name="Standard" style:list-style-name="L1">
      <style:paragraph-properties fo:text-align="justify" style:justify-single-word="false"/>
      <style:text-properties fo:font-size="12pt" officeooo:rsid="00144d37" officeooo:paragraph-rsid="00144d37"/>
    </style:style>
    <style:style style:name="P13" style:family="paragraph" style:parent-style-name="Standard">
      <style:paragraph-properties fo:text-align="end" style:justify-single-word="false" fo:break-before="page"/>
      <style:text-properties fo:font-size="12pt" officeooo:rsid="00149476" officeooo:paragraph-rsid="00149476"/>
    </style:style>
    <style:style style:name="P14" style:family="paragraph" style:parent-style-name="Standard">
      <style:paragraph-properties fo:text-align="justify" style:justify-single-word="false"/>
      <style:text-properties fo:font-size="12pt" officeooo:rsid="00149476" officeooo:paragraph-rsid="0014947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ate: 16 FEB 22</text:p>
      <text:p text:style-name="P4">WEBLEM 2</text:p>
      <text:p text:style-name="P4">INTRODUCTION TO PROTEIN CLASSIFICATION</text:p>
      <text:p text:style-name="P2"/>
      <text:p text:style-name="P5">Introduction:</text:p>
      <text:p text:style-name="P1">One of the applications of protein structure comparison is structural classification. The ability to compare protein structure allows classification of the structure data and identification of relationships among structures. The reason to develop a protein structure classification system is to establish hierarchical relationships among protein structures and to provide a comprehensive and evolutionary view of known structure. Once a heirarchical classification system is established, a newly obtained protein structure can find its place in a proper category. As a result, its functions can be better understood based on association with other proteins.</text:p>
      <text:p text:style-name="P1"/>
      <text:p text:style-name="P6">CATH:</text:p>
      <text:p text:style-name="P10">CATH (www.biochem.ucl.ac.uk/bsm/cath new/index.html) classifies proteins based on the automatic structural alignment program SSAP as well as manual comparison. Structural domain separation is carried out also as a combined effort of a human expert and computer programs. Individual domain structures are classified at five major levels: class, architecture, fold/topology, homologous superfamily, and homologous family. In the CATH release version 2.5.1 (January 2004), there are 4 classes, 37 architectures, 813 topologies, 1,467 homologous superfamilies, and 4,036 homologous families. The definition for class in CATH is similar to that in SCOP, and is based on secondary structure content. Architecture is a unique level in CATH, intermediate between fold and class. This level describes the overall packing and arrangement of secondary structures independent of connectivity between the elements. The topology level is equivalent to the fold level in SCOP, which describes overall orientation of secondary structures and takes into account the sequence connectivity between the secondary structure elements. The homologous superfamily and homologous family levels are equivalent to the superfamily and family levels in SCOP with similar evolutionary definitions, respectively.</text:p>
      <text:p text:style-name="P10"/>
      <text:p text:style-name="P7">SCOP:</text:p>
      <text:p text:style-name="P11">Structural Classification of Proteinsâextended (SCOPe, http://scop.berkeley.edu) is a database of protein structural relationships that extends the SCOP database. SCOP is a manually curated ordering of domains from the majority of proteins of known structure in a hierarchy according to structural and evolutionary relationships. Development of the SCOP 1.x series concluded with SCOP 1.75. The ASTRAL compendium provides several databases and tools to aid in the analysis of the protein structures classified in SCOP, particularly through the use of their sequences. SCOPe extends version 1.75 of the SCOP database, using automated curation methods to classify many structures released since SCOP 1.75. We have rigorously benchmarked our automated methods to ensure that they are as accurate as manual curation, though there are many proteins to which our methods cannot be applied. SCOPe is also partially manually curated to correct some errors in SCOP. SCOPe aims to be backward compatible with SCOP, providing the same parseable files and a history of changes between all stable SCOP and SCOPe releases. SCOPe also incorporates and updates the ASTRAL database. The latest release of SCOPe, 2.03, contains 59 514 Protein Data Bank (PDB) entries, increasing the number of <text:soft-page-break/>structures classified in SCOP by 55% and including more than 65% of the protein structures in the PDB.</text:p>
      <text:p text:style-name="P11"/>
      <text:p text:style-name="P7">References:</text:p>
      <text:list xml:id="list96651254" text:style-name="L1">
        <text:list-item>
          <text:p text:style-name="P12">Berman HM, Westbrook J, Feng Z, Gilliland G. et al.The Protein Data Bank. Nucl Acids Res. 2000;28:235â242. doi: 10.1093/nar/28.1.235. [PMC free article] [PubMed] [CrossRef] [Google Scholar]</text:p>
        </text:list-item>
        <text:list-item>
          <text:p text:style-name="P12">Murzin AG, Brenner SE, Hubbard T, Chothia C. SCOP: a structural classification of proteins database for the investigation of sequences and structures. J. Mol. Biol. 1995;247:536â540. [PubMed] [Google Scholar]</text:p>
        </text:list-item>
      </text:list>
      <text:p text:style-name="P11"/>
      <text:p text:style-name="P13">DATE: 16 FEB 22</text:p>
      <text:p text:style-name="P8">WEBLEM 2A</text:p>
      <text:p text:style-name="P8">(URL:<text:a xlink:type="simple" xlink:href="https://www.cathdb.info/" text:style-name="Internet_20_link" text:visited-style-name="Visited_20_Internet_20_Link">https://www.cathdb.info/</text:a>)</text:p>
      <text:p text:style-name="P8"/>
      <text:p text:style-name="P9">Aim:</text:p>
      <text:p text:style-name="P14">To study the structural classification of protein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fo:border="1.5pt solid #000000" fo:padding="0.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6T21:36:13.592557503</meta:creation-date>
    <dc:date>2022-02-26T21:57:25.454470523</dc:date>
    <meta:editing-duration>PT11M</meta:editing-duration>
    <meta:editing-cycles>2</meta:editing-cycles>
    <meta:generator>LibreOffice/7.3.0.3$Linux_X86_64 LibreOffice_project/30$Build-3</meta:generator>
    <meta:document-statistic meta:table-count="0" meta:image-count="0" meta:object-count="0" meta:page-count="3" meta:paragraph-count="17" meta:word-count="574" meta:character-count="3927" meta:non-whitespace-character-count="3381"/>
  </office:meta>
</office:document-meta>
</file>